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Exception.Servle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xception.ServletException(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Exception.getRoo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xception.Servl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Exception.Servlet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